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ystem" svg:font-family="system, apple-system, BlinkMacSystemFont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5b5b5b" style:font-name="system" fo:font-size="9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5b5b5b" style:font-name="system" fo:font-size="9pt" fo:letter-spacing="normal" fo:font-style="normal" fo:font-weight="bold"/>
    </style:style>
    <style:style style:name="T1" style:family="text">
      <style:text-properties fo:color="#23843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20761990" text:style-name="L1">
        <text:list-item>
          <text:p text:style-name="P4">Running 'app hardening'</text:p>
        </text:list-item>
        <text:list-item>
          <text:p text:style-name="P2">1.open on /<text:span text:style-name="T1"> OK</text:span></text:p>
        </text:list-item>
        <text:list-item>
          <text:p text:style-name="P2">2.setWindowSize on 1598x837<text:span text:style-name="T1"> OK</text:span></text:p>
        </text:list-item>
        <text:list-item>
          <text:p text:style-name="P2">3.click on css=.navButton\2014 2wuRA:nth-child(1)<text:span text:style-name="T1"> OK</text:span></text:p>
        </text:list-item>
        <text:list-item>
          <text:p text:style-name="P2">4.click on linkText=User Application Hardening<text:span text:style-name="T1"> OK</text:span></text:p>
        </text:list-item>
        <text:list-item>
          <text:p text:style-name="P2">5.Trying to find name=trueselect...<text:span text:style-name="T1"> OK</text:span></text:p>
        </text:list-item>
        <text:list-item>
          <text:p text:style-name="P2">6.click on css=.swiper-slide-active .next:nth-child(1)<text:span text:style-name="T1"> OK</text:span></text:p>
        </text:list-item>
        <text:list-item>
          <text:p text:style-name="P2">7.click on css=.swiper-slide-active .next:nth-child(1)<text:span text:style-name="T1"> OK</text:span></text:p>
        </text:list-item>
        <text:list-item>
          <text:p text:style-name="P2">8.click on css=.swiper-slide-active .next:nth-child(2)<text:span text:style-name="T1"> OK</text:span></text:p>
        </text:list-item>
        <text:list-item>
          <text:p text:style-name="P2">9.click on css=.swiper-slide-active .next:nth-child(2)<text:span text:style-name="T1"> OK</text:span></text:p>
        </text:list-item>
        <text:list-item>
          <text:p text:style-name="P2">10.click on css=.swiper-slide-active .next:nth-child(2)<text:span text:style-name="T1"> OK</text:span></text:p>
        </text:list-item>
        <text:list-item>
          <text:p text:style-name="P2">11.click on css=.backButtonShow\2014 13k1a<text:span text:style-name="T1"> OK</text:span></text:p>
        </text:list-item>
        <text:list-item>
          <text:p text:style-name="P2">12.click on css=.swiper-slide-active .next:nth-child(1)<text:span text:style-name="T1"> OK</text:span></text:p>
        </text:list-item>
        <text:list-item>
          <text:p text:style-name="P2">13.click on css=.swiper-slide-active .next:nth-child(1)<text:span text:style-name="T1"> OK</text:span></text:p>
        </text:list-item>
        <text:list-item>
          <text:p text:style-name="P2">14.click on css=.swiper-slide-active .next:nth-child(1)<text:span text:style-name="T1"> OK</text:span></text:p>
        </text:list-item>
        <text:list-item>
          <text:p text:style-name="P2">15.click on css=.swiper-slide-active .next:nth-child(1)<text:span text:style-name="T1"> OK</text:span></text:p>
        </text:list-item>
        <text:list-item>
          <text:p text:style-name="P2">16.click on css=.swiper-slide-active .next:nth-child(1)<text:span text:style-name="T1"> OK</text:span></text:p>
        </text:list-item>
        <text:list-item>
          <text:p text:style-name="P2">17.click on css=.backButtonShow\2014 13k1a<text:span text:style-name="T1"> OK</text:span></text:p>
        </text:list-item>
        <text:list-item>
          <text:p text:style-name="P2">18.click on css=.swiper-slide-active .next:nth-child(1)<text:span text:style-name="T1"> OK</text:span></text:p>
        </text:list-item>
        <text:list-item>
          <text:p text:style-name="P2">19.click on css=.swiper-slide-active .next:nth-child(1)<text:span text:style-name="T1"> OK</text:span></text:p>
        </text:list-item>
        <text:list-item>
          <text:p text:style-name="P2">20.click on css=.swiper-slide-active .next:nth-child(1)<text:span text:style-name="T1"> OK</text:span></text:p>
        </text:list-item>
        <text:list-item>
          <text:p text:style-name="P2">21.click on css=.appName\2014 27Q7g<text:span text:style-name="T1"> OK</text:span></text:p>
          <text:p text:style-name="P3"/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ystem" svg:font-family="system, apple-system, BlinkMacSystemFont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05:19:50.738818826</meta:creation-date>
    <dc:date>2021-05-12T05:27:08.209075217</dc:date>
    <meta:editing-duration>PT7M17S</meta:editing-duration>
    <meta:editing-cycles>1</meta:editing-cycles>
    <meta:document-statistic meta:table-count="0" meta:image-count="0" meta:object-count="0" meta:page-count="1" meta:paragraph-count="23" meta:word-count="130" meta:character-count="1107" meta:non-whitespace-character-count="1022"/>
    <meta:generator>LibreOffice/6.0.7.3$Linux_X86_64 LibreOffice_project/00m0$Build-3</meta:generator>
  </office:meta>
</office:document-meta>
</file>